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table:number-columns-repeated="16374" table:style-name="ce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BR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BQ</text:p>
          </table:table-cell>
          <table:table-cell office:value-type="string" table:style-name="ce1">
            <text:p>BK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R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BP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style-name="ce3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1">
            <text:p>3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style-name="ce1">
            <text:p>4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office:value-type="string" table:style-name="ce3">
            <text:p>WP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WR</text:p>
          </table:table-cell>
          <table:table-cell office:value-type="string" table:style-name="ce1">
            <text:p>WN</text:p>
          </table:table-cell>
          <table:table-cell office:value-type="string" table:style-name="ce1">
            <text:p>WB</text:p>
          </table:table-cell>
          <table:table-cell office:value-type="string" table:style-name="ce1">
            <text:p>WQ</text:p>
          </table:table-cell>
          <table:table-cell office:value-type="string" table:style-name="ce1">
            <text:p>WK</text:p>
          </table:table-cell>
          <table:table-cell office:value-type="string" table:style-name="ce1">
            <text:p>WB</text:p>
          </table:table-cell>
          <table:table-cell office:value-type="string" table:style-name="ce1">
            <text:p>WN</text:p>
          </table:table-cell>
          <table:table-cell office:value-type="string" table:style-name="ce1">
            <text:p>WR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David Weatherstone</dc:creator>
    <meta:creation-date>2025-02-06T15:31:43Z</meta:creation-date>
    <dc:date>2025-02-07T19:26:59Z</dc:date>
    <meta:editing-cycles>2</meta:editing-cycles>
    <meta:editing-duration>PT7258S</meta:editing-duration>
  </office:meta>
</office:document-meta>
</file>